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6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7" style:family="paragraph" style:parent-style-name="Table_20_Contents">
      <style:text-properties officeooo:rsid="000d6997" officeooo:paragraph-rsid="00088e0e"/>
    </style:style>
    <style:style style:name="P8" style:family="paragraph" style:parent-style-name="Table_20_Contents">
      <style:text-properties officeooo:rsid="000d6997" officeooo:paragraph-rsid="000d6997"/>
    </style:style>
    <style:style style:name="P9" style:family="paragraph" style:parent-style-name="Table_20_Contents">
      <style:text-properties officeooo:rsid="000d6997" officeooo:paragraph-rsid="0010023a"/>
    </style:style>
    <style:style style:name="P10" style:family="paragraph" style:parent-style-name="Table_20_Contents">
      <style:text-properties officeooo:paragraph-rsid="000edc9e"/>
    </style:style>
    <style:style style:name="T1" style:family="text">
      <style:text-properties officeooo:rsid="001d299a"/>
    </style:style>
    <style:style style:name="T2" style:family="text">
      <style:text-properties officeooo:rsid="000d6997"/>
    </style:style>
    <style:style style:name="T3" style:family="text">
      <style:text-properties officeooo:rsid="000eff92"/>
    </style:style>
    <style:style style:name="T4" style:family="text">
      <style:text-properties officeooo:rsid="0009e3e3"/>
    </style:style>
    <style:style style:name="T5" style:family="text">
      <style:text-properties officeooo:rsid="000bb74a"/>
    </style:style>
    <style:style style:name="T6" style:family="text">
      <style:text-properties officeooo:rsid="000edc9e"/>
    </style:style>
    <style:style style:name="T7" style:family="text">
      <style:text-properties officeooo:rsid="00093f40"/>
    </style:style>
    <style:style style:name="T8" style:family="text">
      <style:text-properties fo:font-weight="normal" officeooo:rsid="0019b370" style:font-weight-asian="normal" style:font-weight-complex="normal"/>
    </style:style>
    <style:style style:name="T9" style:family="text">
      <style:text-properties fo:font-weight="normal" officeooo:rsid="000edc9e" style:font-weight-asian="normal" style:font-weight-complex="normal"/>
    </style:style>
    <style:style style:name="T10" style:family="text">
      <style:text-properties fo:font-weight="normal" officeooo:rsid="000ee47a" style:font-weight-asian="normal" style:font-weight-complex="normal"/>
    </style:style>
    <style:style style:name="T11" style:family="text">
      <style:text-properties officeooo:rsid="000ee47a"/>
    </style:style>
    <style:style style:name="T12" style:family="text">
      <style:text-properties fo:font-weight="bold" officeooo:rsid="000ee47a" style:font-weight-asian="bold" style:font-weight-complex="bold"/>
    </style:style>
    <style:style style:name="T13" style:family="text">
      <style:text-properties officeooo:rsid="0010023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6">Modifica</text:span> <text:span text:style-name="T2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<text:span text:style-name="T7">L'utente accede al sistema e viene riconosciuto come </text:span><text:span text:style-name="T9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3">l</text:span><text:span text:style-name="T4">'utente accede alla </text:span><text:span text:style-name="T2">sezione Mensa</text:span></text:p>
            <text:p text:style-name="P7"><text:s text:c="12"/>2.Il sistema mostra <text:s/><text:span text:style-name="T11">il menu in vigore(</text:span><text:span text:style-name="T12">include Visualizza Menu</text:span><text:span text:style-name="T10">)</text:span></text:p>
            <text:p text:style-name="P8">3.L'utente seleziona la funzionalità di <text:span text:style-name="T13">modifica</text:span> menu</text:p>
            <text:p text:style-name="P8"><text:s text:c="12"/>4.Il sistema mostra il form per <text:span text:style-name="T13">la modifica</text:span> del <text:s/>menu</text:p>
            <text:p text:style-name="P8">5.L'utente <text:span text:style-name="T13">modifica</text:span> <text:s/>i <text:span text:style-name="T13">campi voluti del menu</text:span> </text:p>
            <text:p text:style-name="P9">6.L'utente sottomette il <text:s/>menu <text:span text:style-name="T13">modificato</text:span></text:p>
            <text:p text:style-name="P5"><text:span text:style-name="T2"><text:s text:c="12"/>7</text:span>. <text:span text:style-name="T5">il sistema verifica e </text:span><text:span text:style-name="T13">memorizza il menu modificato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5">l'utente visualizza il <text:s/>menù </text:span><text:span text:style-name="T13">modifica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162765" text:style-name="L1">
              <text:list-header>
                <text:p text:style-name="P6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18</meta:editing-cycles>
    <meta:generator>LibreOffice/3.6$Windows_x86 LibreOffice_project/da8c1e6-fd468f4-454e206-f42a4a9-143cfd</meta:generator>
    <dc:date>2012-10-22T19:08:08.68</dc:date>
    <meta:document-statistic meta:table-count="1" meta:image-count="0" meta:object-count="0" meta:page-count="1" meta:paragraph-count="22" meta:word-count="114" meta:character-count="794" meta:non-whitespace-character-count="659"/>
  </office:meta>
</office:document-meta>
</file>